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.1965in" style:contextual-spacing="false"/>
      <style:text-properties officeooo:paragraph-rsid="000abae9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0abae9"/>
    </style:style>
    <style:style style:name="T1" style:family="text">
      <style:text-properties officeooo:rsid="000aba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reate a config File in Python</text:h>
      <text:p text:style-name="Text_20_body"><text:span text:style-name="Strong_20_Emphasis">Configparser.py</text:span> is a Python module that makes it simple to write, read, and modify <text:span text:style-name="Strong_20_Emphasis">.ini </text:span>files.</text:p>
      <text:p text:style-name="Standard"/>
      <text:p text:style-name="Standard"/>
      <text:p text:style-name="P2">pip install configparser</text:p>
      <text:p text:style-name="Preformatted_20_Text"><text:span text:style-name="Source_20_Text">import configparser</text:span></text:p>
      <text:p text:style-name="Preformatted_20_Text"/>
      <text:p text:style-name="Preformatted_20_Text"/>
      <text:p text:style-name="Preformatted_20_Text"><text:span text:style-name="Source_20_Text"># creating object of configparser</text:span></text:p>
      <text:p text:style-name="Preformatted_20_Text"><text:span text:style-name="Source_20_Text">config = config parser.ConfigParser()</text:span></text:p>
      <text:p text:style-name="Preformatted_20_Text"/>
      <text:p text:style-name="Preformatted_20_Text"/>
      <text:p text:style-name="Preformatted_20_Text"><text:span text:style-name="Source_20_Text"># creating a section</text:span></text:p>
      <text:p text:style-name="Preformatted_20_Text"><text:span text:style-name="Source_20_Text">config.add_section("database")</text:span></text:p>
      <text:p text:style-name="Preformatted_20_Text"/>
      <text:p text:style-name="Preformatted_20_Text"/>
      <text:p text:style-name="Preformatted_20_Text"><text:span text:style-name="Source_20_Text"># adding key-value pairs</text:span></text:p>
      <text:p text:style-name="Preformatted_20_Text"><text:span text:style-name="Source_20_Text">config.set("database", "host", "local host")</text:span></text:p>
      <text:p text:style-name="Preformatted_20_Text"><text:span text:style-name="Source_20_Text">config.set("database", "admin", "local admin")</text:span></text:p>
      <text:p text:style-name="Preformatted_20_Text"><text:span text:style-name="Source_20_Text">config.set("database", "password", "qwerty@123")</text:span></text:p>
      <text:p text:style-name="Preformatted_20_Text"><text:span text:style-name="Source_20_Text">config.set("database", "port no", "2253")</text:span></text:p>
      <text:p text:style-name="Preformatted_20_Text"><text:span text:style-name="Source_20_Text">config.set("database", "database", "SQL")</text:span></text:p>
      <text:p text:style-name="Preformatted_20_Text"><text:span text:style-name="Source_20_Text">config.set("database", "version", "1.1.0")</text:span></text:p>
      <text:p text:style-name="Preformatted_20_Text"/>
      <text:p text:style-name="Preformatted_20_Text"/>
      <text:p text:style-name="Preformatted_20_Text"><text:span text:style-name="Source_20_Text"># creating another section</text:span></text:p>
      <text:p text:style-name="Preformatted_20_Text"><text:span text:style-name="Source_20_Text">config.add_section("user")</text:span></text:p>
      <text:p text:style-name="Preformatted_20_Text"/>
      <text:p text:style-name="Preformatted_20_Text"/>
      <text:p text:style-name="Preformatted_20_Text"><text:span text:style-name="Source_20_Text"># adding key-value pairs</text:span></text:p>
      <text:p text:style-name="Preformatted_20_Text"><text:span text:style-name="Source_20_Text">config.set("user", "name", "test_name")</text:span></text:p>
      <text:p text:style-name="Preformatted_20_Text"><text:span text:style-name="Source_20_Text">config.set("user", "e-mail", "test@example.com")</text:span></text:p>
      <text:p text:style-name="Preformatted_20_Text"><text:span text:style-name="Source_20_Text">config.set("user", "id", "4759422")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pan text:style-name="Source_20_Text">with open("example.ini", 'w') as example:</text:span></text:p>
      <text:p text:style-name="P2"><text:span text:style-name="Source_20_Text">   config.write(example)</text:span></text:p>
      <text:h text:style-name="Heading_20_3" text:outline-level="3">Read a config File in Python.</text:h>
      <text:p text:style-name="Preformatted_20_Text"><text:span text:style-name="Source_20_Text">import configparser</text:span></text:p>
      <text:p text:style-name="Preformatted_20_Text"/>
      <text:p text:style-name="Preformatted_20_Text"><text:span text:style-name="Source_20_Text"/></text:p>
      <text:p text:style-name="Preformatted_20_Text"><text:span text:style-name="Source_20_Text">config_data = configparser.ConfigParser()</text:span></text:p>
      <text:p text:style-name="Preformatted_20_Text"/>
      <text:p text:style-name="Preformatted_20_Text"/>
      <text:p text:style-name="Preformatted_20_Text"><text:span text:style-name="Source_20_Text"># reading data</text:span></text:p>
      <text:p text:style-name="Preformatted_20_Text"><text:span text:style-name="Source_20_Text">config_data.read("example.ini")</text:span></text:p>
      <text:p text:style-name="Preformatted_20_Text"/>
      <text:p text:style-name="Preformatted_20_Text"/>
      <text:p text:style-name="Preformatted_20_Text"><text:span text:style-name="Source_20_Text"># app configuration data</text:span></text:p>
      <text:p text:style-name="Preformatted_20_Text"><text:span text:style-name="Source_20_Text">database = config_data["database"]</text:span></text:p>
      <text:p text:style-name="Preformatted_20_Text"><text:soft-page-break/><text:span text:style-name="Source_20_Text"/></text:p>
      <text:p text:style-name="Preformatted_20_Text"/>
      <text:p text:style-name="Preformatted_20_Text"/>
      <text:p text:style-name="Preformatted_20_Text"><text:span text:style-name="Source_20_Text">print("database data")</text:span></text:p>
      <text:p text:style-name="Preformatted_20_Text"><text:span text:style-name="Source_20_Text">for database_data in database:</text:span></text:p>
      <text:p text:style-name="P2"><text:span text:style-name="Source_20_Text">   print(f"{database_data} = {database.get(database_data)}")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______________________</text:span></text:p>
      <text:p text:style-name="P3"><text:span text:style-name="Source_20_Text"><text:span text:style-name="T1">another lib for making configure file</text:span></text:span></text:p>
      <text:h text:style-name="P1" text:outline-level="2"><text:span text:style-name="Source_20_Text">YAML</text:span></text:h>
      <text:p text:style-name="Text_20_body">YAML = “Yet Another Markup Language.”</text:p>
      <text:p text:style-name="P3"><text:span text:style-name="Source_20_Text"/></text:p>
      <text:p text:style-name="P2">pip install pyyaml</text:p>
      <text:h text:style-name="Heading_20_2" text:outline-level="2">TOML</text:h>
      <text:p text:style-name="Text_20_body">TOML = “Tom's Own Markup Language.”</text:p>
      <text:h text:style-name="Heading_20_2" text:outline-level="2">JSON</text:h>
      <text:p text:style-name="Text_20_body">JSON = “JavaScript Object Notation”</text:p>
      <text:p text:style-name="Standard"/>
      <text:h text:style-name="Heading_20_2" text:outline-level="2">INI</text:h>
      <text:p text:style-name="Text_20_body">Using the included configparser module, Python can parse it. It is possible to provide the parser directly to configuration from dict because it functions like a dict-like objec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3:01:10.991511305</meta:creation-date>
    <dc:date>2023-06-21T03:12:26.919838949</dc:date>
    <meta:editing-duration>PT11M1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180" meta:character-count="1518" meta:non-whitespace-character-count="1376"/>
  </office:meta>
</office:document-meta>
</file>